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7138"/>
    </style:style>
    <style:style style:name="P2" style:family="paragraph" style:parent-style-name="Standard">
      <style:text-properties officeooo:rsid="0003c909" officeooo:paragraph-rsid="00087138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087138"/>
    </style:style>
    <style:style style:name="P5" style:family="paragraph" style:parent-style-name="Standard">
      <style:text-properties style:use-window-font-color="true" loext:opacity="0%" fo:background-color="transparent"/>
    </style:style>
    <style:style style:name="P6" style:family="paragraph" style:parent-style-name="Standard">
      <style:text-properties style:use-window-font-color="true" loext:opacity="0%" officeooo:paragraph-rsid="00087138" fo:background-color="transparent"/>
    </style:style>
    <style:style style:name="P7" style:family="paragraph" style:parent-style-name="Standard">
      <style:paragraph-properties fo:line-height="150%"/>
      <style:text-properties style:use-window-font-color="true" loext:opacity="0%" fo:background-color="transparent"/>
    </style:style>
    <style:style style:name="P8" style:family="paragraph" style:parent-style-name="Standard">
      <style:paragraph-properties fo:line-height="150%"/>
      <style:text-properties style:use-window-font-color="true" loext:opacity="0%" officeooo:paragraph-rsid="00087138" fo:background-color="transparent"/>
    </style:style>
    <style:style style:name="P9" style:family="paragraph" style:parent-style-name="Standard">
      <style:text-properties style:use-window-font-color="true" loext:opacity="0%" officeooo:rsid="0008fe7f" officeooo:paragraph-rsid="0008fe7f" fo:background-color="transparent"/>
    </style:style>
    <style:style style:name="P10" style:family="paragraph" style:parent-style-name="Standard">
      <style:text-properties fo:color="#ffff00" loext:opacity="100%" fo:background-color="transparen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officeooo:paragraph-rsid="0008fe7f"/>
    </style:style>
    <style:style style:name="P13" style:family="paragraph" style:parent-style-name="Standard">
      <style:text-properties officeooo:paragraph-rsid="0008fe7f"/>
    </style:style>
    <style:style style:name="P14" style:family="paragraph" style:parent-style-name="Standard">
      <style:text-properties officeooo:paragraph-rsid="00087138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style:writing-mode="lr-tb"/>
      <style:text-properties fo:font-size="12pt"/>
    </style:style>
    <style:style style:name="P17" style:family="paragraph">
      <style:paragraph-properties style:writing-mode="lr-tb"/>
      <style:text-properties fo:font-size="12pt"/>
    </style:style>
    <style:style style:name="T1" style:family="text">
      <style:text-properties officeooo:rsid="0008fe7f"/>
    </style:style>
    <style:style style:name="T2" style:family="text">
      <style:text-properties officeooo:rsid="00093be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width="0.101cm" svg:stroke-color="#ffff00" draw:marker-start-width="0.503cm" draw:marker-end-width="0.503cm" draw:fill="none" draw:fill-color="#ffffff" draw:textarea-horizontal-align="justify" draw:textarea-vertical-align="middle" draw:auto-grow-height="false" fo:min-height="0.266cm" fo:min-width="0.7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7b59" draw:marker-start-width="0.503cm" draw:marker-end-width="0.503cm" draw:fill="none" draw:fill-color="#ffffff" draw:textarea-horizontal-align="justify" draw:textarea-vertical-align="middle" draw:auto-grow-height="false" fo:min-height="0.4cm" fo:min-width="2.8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7b59" draw:marker-start-width="0.503cm" draw:marker-end-width="0.503cm" draw:fill="none" draw:fill-color="#ffffff" draw:textarea-horizontal-align="justify" draw:textarea-vertical-align="middle" draw:auto-grow-height="false" fo:min-height="0.4cm" fo:min-width="1.0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7b59" draw:marker-start-width="0.503cm" draw:marker-end-width="0.503cm" draw:fill="none" draw:fill-color="#ffffff" draw:textarea-horizontal-align="justify" draw:textarea-vertical-align="middle" draw:auto-grow-height="false" fo:min-height="0.4cm" fo:min-width="0.5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7b59" draw:marker-start-width="0.503cm" draw:marker-end-width="0.503cm" draw:fill="none" draw:fill-color="#ffffff" draw:textarea-horizontal-align="justify" draw:textarea-vertical-align="middle" draw:auto-grow-height="false" fo:min-height="0.4cm" fo:min-width="1.1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666666" draw:marker-start-width="0.503cm" draw:marker-end-width="0.503cm" draw:fill="none" draw:fill-color="#ffffff" draw:textarea-horizontal-align="justify" draw:textarea-vertical-align="middle" draw:auto-grow-height="false" fo:min-height="0.584cm" fo:min-width="2.0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101cm" svg:stroke-color="#ff7b59" draw:marker-start-width="0.503cm" draw:marker-end-width="0.503cm" draw:fill="none" draw:fill-color="#ffffff" draw:textarea-horizontal-align="justify" draw:textarea-vertical-align="middle" draw:auto-grow-height="false" fo:min-height="0.4cm" fo:min-width="1.1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369cm" fo:min-width="1.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81d41a" draw:marker-start-width="0.503cm" draw:marker-end-width="0.503cm" draw:fill="none" draw:fill-color="#ffffff" draw:textarea-horizontal-align="justify" draw:textarea-vertical-align="middle" draw:auto-grow-height="false" fo:min-height="0.369cm" fo:min-width="1.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svg:stroke-color="#ff7b59" draw:marker-start-width="0.503cm" draw:marker-end-width="0.503cm" draw:fill="none" draw:fill-color="#ffffff" draw:textarea-horizontal-align="justify" draw:textarea-vertical-align="middle" draw:auto-grow-height="false" fo:min-height="0.584cm" fo:min-width="1.1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dddddd" draw:marker-start-width="0.503cm" draw:marker-end-width="0.503cm" draw:fill="none" draw:fill-color="#ffffff" draw:textarea-horizontal-align="justify" draw:textarea-vertical-align="middle" draw:auto-grow-height="false" fo:min-height="0.4cm" fo:min-width="1.0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svg:stroke-color="#dddddd" draw:marker-start-width="0.503cm" draw:marker-end-width="0.503cm" draw:fill="none" draw:fill-color="#ffffff" draw:textarea-horizontal-align="justify" draw:textarea-vertical-align="middle" draw:auto-grow-height="false" fo:min-height="0.369cm" fo:min-width="2.9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01cm" svg:stroke-color="#dddddd" draw:marker-start-width="0.503cm" draw:marker-end-width="0.503cm" draw:fill="none" draw:fill-color="#ffffff" draw:textarea-horizontal-align="justify" draw:textarea-vertical-align="middle" draw:auto-grow-height="false" fo:min-height="0.584cm" fo:min-width="2.9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dash" draw:stroke-dash="Long_20_Dash" svg:stroke-width="0.101cm" svg:stroke-color="#81d41a" draw:marker-start-width="0.503cm" draw:marker-end-width="0.503cm" svg:stroke-linecap="butt" draw:fill="none" draw:fill-color="#ffffff" draw:textarea-horizontal-align="justify" draw:textarea-vertical-align="middle" draw:auto-grow-height="false" fo:min-height="0.353cm" fo:min-width="4.0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dash" draw:stroke-dash="Long_20_Dash" svg:stroke-width="0.101cm" svg:stroke-color="#3465a4" draw:marker-start-width="0.503cm" draw:marker-end-width="0.503cm" svg:stroke-linecap="butt" draw:fill="none" draw:fill-color="#ffffff" draw:textarea-horizontal-align="justify" draw:textarea-vertical-align="middle" draw:auto-grow-height="false" fo:min-height="0.353cm" fo:min-width="4.0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101cm" svg:stroke-color="#81d41a" draw:marker-start-width="0.503cm" draw:marker-end-width="0.503cm" draw:fill="none" draw:fill-color="#ffffff" draw:textarea-horizontal-align="justify" draw:textarea-vertical-align="middle" draw:auto-grow-height="false" fo:min-height="0.369cm" fo:min-width="1.9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506cm" fo:min-width="4.7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369cm" fo:min-width="0.9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369cm" fo:min-width="0.9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369cm" fo:min-width="1.2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369cm" fo:min-width="2.8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101cm" svg:stroke-color="#342a06" draw:marker-start-width="0.503cm" draw:marker-end-width="0.503cm" draw:fill="none" draw:fill-color="#ffffff" draw:textarea-horizontal-align="justify" draw:textarea-vertical-align="middle" draw:auto-grow-height="false" fo:min-height="0.584cm" fo:min-width="2.8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3465a4" draw:marker-start-width="0.503cm" draw:marker-end-width="0.503cm" draw:fill="none" draw:fill-color="#ffffff" draw:textarea-horizontal-align="justify" draw:textarea-vertical-align="middle" draw:auto-grow-height="false" fo:min-height="0.369cm" fo:min-width="1.4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101cm" svg:stroke-color="#3465a4" draw:marker-start-width="0.503cm" draw:marker-end-width="0.503cm" draw:fill="none" draw:fill-color="#ffffff" draw:textarea-horizontal-align="justify" draw:textarea-vertical-align="middle" draw:auto-grow-height="false" fo:min-height="0.616cm" fo:min-width="6.9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101cm" svg:stroke-color="#3465a4" draw:marker-start-width="0.503cm" draw:marker-end-width="0.503cm" draw:fill="none" draw:fill-color="#ffffff" draw:textarea-horizontal-align="justify" draw:textarea-vertical-align="middle" draw:auto-grow-height="false" fo:min-height="0.369cm" fo:min-width="1.4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101cm" svg:stroke-color="#3465a4" draw:marker-start-width="0.503cm" draw:marker-end-width="0.503cm" draw:fill="none" draw:fill-color="#ffffff" draw:textarea-horizontal-align="justify" draw:textarea-vertical-align="middle" draw:auto-grow-height="false" fo:min-height="0.386cm" fo:min-width="1.4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101cm" svg:stroke-color="#3465a4" draw:marker-start-width="0.503cm" draw:marker-end-width="0.503cm" draw:fill="none" draw:fill-color="#ffffff" draw:textarea-horizontal-align="justify" draw:textarea-vertical-align="middle" draw:auto-grow-height="false" fo:min-height="0.369cm" fo:min-width="2.4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101cm" svg:stroke-color="#81d41a" draw:marker-start-width="0.503cm" draw:marker-end-width="0.503cm" draw:fill="none" draw:fill-color="#ffffff" draw:textarea-horizontal-align="justify" draw:textarea-vertical-align="middle" draw:auto-grow-height="false" fo:min-height="0.369cm" fo:min-width="2.6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101cm" svg:stroke-color="#3465a4" draw:marker-start-width="0.503cm" draw:marker-end-width="0.503cm" draw:fill="none" draw:fill-color="#ffffff" draw:textarea-horizontal-align="justify" draw:textarea-vertical-align="middle" draw:auto-grow-height="false" fo:min-height="0.584cm" fo:min-width="1.4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101cm" svg:stroke-color="#81d41a" draw:marker-start-width="0.503cm" draw:marker-end-width="0.503cm" draw:fill="none" draw:fill-color="#ffffff" draw:textarea-horizontal-align="justify" draw:textarea-vertical-align="middle" draw:auto-grow-height="false" fo:min-height="0.584cm" fo:min-width="1.6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2 – Pizzería</text:p>
      <text:p text:style-name="Standard"/>
      <text:p text:style-name="Standard">Te han contratado para diseñar una web que permita realizar pedidos de comida a domicilio por Internet.</text:p>
      <text:p text:style-name="Standard"/>
      <text:p text:style-name="P5">Ten en cuenta las siguientes indicaciones para modelar cómo sería la base de datos del proyecto:</text:p>
      <text:p text:style-name="P5"><draw:custom-shape text:anchor-type="paragraph" draw:z-index="0" draw:name="Forma 1" draw:style-name="gr30" draw:text-style-name="P16" svg:width="1.743cm" svg:height="0.683cm" svg:x="1.579cm" svg:y="0.402cm"><text:p/><draw:enhanced-geometry svg:viewBox="0 0 21600 21600" draw:type="rectangle" draw:enhanced-path="M 0 0 L 21600 0 21600 21600 0 21600 0 0 Z N"/></draw:custom-shape><draw:custom-shape text:anchor-type="paragraph" draw:z-index="2" draw:name="Forma 4" draw:style-name="gr28" draw:text-style-name="P16" svg:width="1.721cm" svg:height="0.662cm" svg:x="8.92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 5" draw:style-name="gr9" draw:text-style-name="P16" svg:width="1.721cm" svg:height="0.662cm" svg:x="10.64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 6" draw:style-name="gr9" draw:text-style-name="P16" svg:width="1.721cm" svg:height="0.662cm" svg:x="12.36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7" draw:style-name="gr9" draw:text-style-name="P16" svg:width="1.721cm" svg:height="0.662cm" svg:x="14.079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a 2" draw:style-name="gr9" draw:text-style-name="P16" svg:width="1.721cm" svg:height="0.662cm" svg:x="6.186cm" svg:y="0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custom-shape text:anchor-type="paragraph" draw:z-index="6" draw:name="Forma 8" draw:style-name="gr9" draw:text-style-name="P16" svg:width="1.721cm" svg:height="0.662cm" svg:x="-0.141cm" svg:y="0.6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 10" draw:style-name="gr9" draw:text-style-name="P16" svg:width="1.721cm" svg:height="0.662cm" svg:x="3.429cm" svg:y="0.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 11" draw:style-name="gr9" draw:text-style-name="P16" svg:width="1.721cm" svg:height="0.662cm" svg:x="1.709cm" svg:y="0.6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 28" draw:style-name="gr16" draw:text-style-name="P16" svg:width="2.934cm" svg:height="0.662cm" svg:x="5.149cm" svg:y="0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a 31" draw:style-name="gr14" draw:text-style-name="P16" svg:width="5.908cm" svg:height="0.639cm" svg:x="7.839cm" svg:y="0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ara cada cliente/a almacenamos un id<text:span text:style-name="T1">Cliente </text:span>único: Nombre, apellidos, dirección, <text:span text:style-name="T1">c.postal</text:span>, localidad, provincia, teléfono. <text:span text:style-name="T1">+ ClaveCliente <text:s text:c="2"/>+ las claves foráneas necesarias</text:span></text:p>
      <text:p text:style-name="P10"/>
      <text:p text:style-name="P6"><draw:custom-shape text:anchor-type="paragraph" draw:z-index="14" draw:name="Forma 18" draw:style-name="gr1" draw:text-style-name="P16" svg:width="1.609cm" svg:height="0.729cm" svg:x="-1.685cm" svg:y="0.17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Una persona puede realizar muchos pedidos, pero un único pedido sólo puede sr realizado por una única persona.</text:p>
      <text:p text:style-name="P6"><draw:custom-shape text:anchor-type="paragraph" draw:z-index="1" draw:name="Forma 3" draw:style-name="gr29" draw:text-style-name="P16" svg:width="1.366cm" svg:height="0.683cm" svg:x="1.381cm" svg:y="0.377cm"><text:p/><draw:enhanced-geometry svg:viewBox="0 0 21600 21600" draw:type="rectangle" draw:enhanced-path="M 0 0 L 21600 0 21600 21600 0 21600 0 0 Z N"/></draw:custom-shape><draw:custom-shape text:anchor-type="paragraph" draw:z-index="9" draw:name="Forma 12" draw:style-name="gr27" draw:text-style-name="P16" svg:width="3.571cm" svg:height="0.662cm" svg:x="13.485cm" svg:y="0.3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 17" draw:style-name="gr23" draw:text-style-name="P16" svg:width="2.204cm" svg:height="0.662cm" svg:x="8.04cm" svg:y="0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 14" draw:style-name="gr26" draw:text-style-name="P16" svg:width="3.22cm" svg:height="0.683cm" svg:x="5.084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custom-shape text:anchor-type="paragraph" draw:z-index="11" draw:name="Forma 15" draw:style-name="gr25" draw:text-style-name="P16" svg:width="2.229cm" svg:height="0.662cm" svg:x="11.984cm" svg:y="0.5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 16" draw:style-name="gr24" draw:text-style-name="P16" svg:width="9.9cm" svg:height="1.008cm" svg:x="1.864cm" svg:y="0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e cada pedido se almacena un id<text:span text:style-name="T1">Pedido</text:span> único: Fecha/hora, si el pedido es para <office:annotation office:name="__Annotation__103_1927056786" loext:resolved="false"><dc:creator>Autor desconocido</dc:creator><dc:date>2023-10-26T10:25:26.695000000</dc:date><text:p text:style-name="P15"><text:span text:style-name="T3">Debería ser un enum (“domicilio”, “recoger”)</text:span></text:p></office:annotation>reparto <text:span text:style-name="T1">o</text:span> recoger<office:annotation-end office:name="__Annotation__103_1927056786"/> en tienda, la <office:annotation office:name="__Annotation__104_1927056786" loext:resolved="false"><dc:creator>Autor desconocido</dc:creator><dc:date>2023-10-26T10:27:09.682000000</dc:date><text:p text:style-name="P15"><text:span text:style-name="T3">Son 3 atributos: pizzas, hamburguesas y bebidas, que almacenan ints (cantidad de cada uno de ellos)</text:span></text:p></office:annotation>cantidad de <text:span text:style-name="T1">prods</text:span> que se han seleccionado de cada tipo<office:annotation-end office:name="__Annotation__104_1927056786"/>, el precio total. <text:s/><text:span text:style-name="T1">+</text:span></text:p>
      <text:p text:style-name="P9"><draw:custom-shape text:anchor-type="paragraph" draw:z-index="24" draw:name="Forma 32" draw:style-name="gr15" draw:text-style-name="P16" svg:width="5.908cm" svg:height="0.639cm" svg:x="-0.277cm" svg:y="-0.1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+ las claves foráneas necesarias</text:p>
      <text:p text:style-name="P5"><draw:custom-shape text:anchor-type="paragraph" draw:z-index="15" draw:name="Forma 19" draw:style-name="gr1" draw:text-style-name="P16" svg:width="1.609cm" svg:height="0.729cm" svg:x="-1.928cm" svg:y="0.38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">Un pedido puede constar de uno o varios productos.</text:p>
      <text:p text:style-name="Standard"><draw:custom-shape text:anchor-type="paragraph" draw:z-index="16" draw:name="Forma 20" draw:style-name="gr22" draw:text-style-name="P16" svg:width="1.587cm" svg:height="0.683cm" svg:x="11.523cm" svg:y="0.388cm"><text:p/><draw:enhanced-geometry svg:viewBox="0 0 21600 21600" draw:type="rectangle" draw:enhanced-path="M 0 0 L 21600 0 21600 21600 0 21600 0 0 Z N"/></draw:custom-shape></text:p>
      <text:p text:style-name="P11"><draw:custom-shape text:anchor-type="paragraph" draw:z-index="17" draw:name="Forma 22" draw:style-name="gr21" draw:text-style-name="P16" svg:width="1.721cm" svg:height="0.662cm" svg:x="3.009cm" svg:y="0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a 23" draw:style-name="gr20" draw:text-style-name="P16" svg:width="1.853cm" svg:height="0.662cm" svg:x="4.729cm" svg:y="0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 25" draw:style-name="gr18" draw:text-style-name="P16" svg:width="1.458cm" svg:height="0.662cm" svg:x="8.41cm" svg:y="0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 24" draw:style-name="gr19" draw:text-style-name="P16" svg:width="1.546cm" svg:height="0.662cm" svg:x="6.69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 29" draw:style-name="gr17" draw:text-style-name="P16" svg:width="6.88cm" svg:height="0.856cm" svg:x="9.777cm" svg:y="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a 9" draw:style-name="gr8" draw:text-style-name="P16" svg:width="1.721cm" svg:height="0.662cm" svg:x="0.076cm" svg:y="0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os productos pueden ser pizzas, hamburguesas y bebidas. De cada producto se almacena un <text:span text:style-name="T1">idProducto</text:span> único: Nombre, descripción, imagen <text:span text:style-name="T1">y</text:span> precio. <text:s/><text:span text:style-name="T1">+Tipo(enum:”pizza”, “hamb”,”bebida”).</text:span></text:p>
      <text:p text:style-name="Standard"><draw:custom-shape text:anchor-type="paragraph" draw:z-index="26" draw:name="Forma 33" draw:style-name="gr13" draw:text-style-name="P16" svg:width="3.084cm" svg:height="0.683cm" svg:x="6.431cm" svg:y="0.383cm"><text:p/><draw:enhanced-geometry svg:viewBox="0 0 21600 21600" draw:type="rectangle" draw:enhanced-path="M 0 0 L 21600 0 21600 21600 0 21600 0 0 Z N"/></draw:custom-shape></text:p>
      <text:p text:style-name="P12"><draw:custom-shape text:anchor-type="paragraph" draw:z-index="28" draw:name="Forma 35" draw:style-name="gr12" draw:text-style-name="P16" svg:width="1.546cm" svg:height="0.662cm" svg:x="9.47cm" svg:y="0.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a 36" draw:style-name="gr11" draw:text-style-name="P16" svg:width="1.59cm" svg:height="0.705cm" svg:x="7.11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En el caso de las pizzas existen varias categorías <text:span text:style-name="T1">_pizza </text:span>que pueden cambiar de nombre a lo largo del año: <text:span text:style-name="T1">d</text:span>e cada categoría se almacena un id<text:span text:style-name="T1">_unico</text:span> y un nombre.</text:p>
      <text:p text:style-name="P13"><draw:custom-shape text:anchor-type="paragraph" draw:z-index="27" draw:name="Forma 34" draw:style-name="gr1" draw:text-style-name="P16" svg:width="1.609cm" svg:height="0.729cm" svg:x="-1.796cm" svg:y="0.36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3">Una pizza sólo puede estar dentro de una categoría, pero una categoría puede tener muchas pizzas.</text:p>
      <text:p text:style-name="Standard"><draw:custom-shape text:anchor-type="paragraph" draw:z-index="21" draw:name="Forma 27" draw:style-name="gr1" draw:text-style-name="P16" svg:width="1.609cm" svg:height="0.729cm" svg:x="-1.905cm" svg:y="0.3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>Un pedido es gestionado por una única tienda y una tienda puede manejar muchos pedidos.</text:p>
      <text:p text:style-name="P4"><draw:custom-shape text:anchor-type="paragraph" draw:z-index="30" draw:name="Forma 37" draw:style-name="gr10" draw:text-style-name="P16" svg:width="1.276cm" svg:height="0.683cm" svg:x="1.337cm" svg:y="0.455cm"><text:p/><draw:enhanced-geometry svg:viewBox="0 0 21600 21600" draw:type="rectangle" draw:enhanced-path="M 0 0 L 21600 0 21600 21600 0 21600 0 0 Z N"/></draw:custom-shape><draw:custom-shape text:anchor-type="paragraph" draw:z-index="33" draw:name="Forma 13" draw:style-name="gr7" draw:text-style-name="P16" svg:width="1.964cm" svg:height="0.705cm" svg:x="8.61cm" svg:y="0.367cm"><text:p text:style-name="P17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a 21" draw:style-name="gr7" draw:text-style-name="P16" svg:width="2.514cm" svg:height="0.705cm" svg:x="10.573cm" svg:y="0.367cm"><text:p text:style-name="P17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a 26" draw:style-name="gr7" draw:text-style-name="P16" svg:width="1.964cm" svg:height="0.705cm" svg:x="12.843cm" svg:y="0.367cm"><text:p text:style-name="P17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a 30" draw:style-name="gr7" draw:text-style-name="P16" svg:width="1.964cm" svg:height="0.705cm" svg:x="14.672cm" svg:y="0.367cm"><text:p text:style-name="P17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De cada tienda se almacena un identificador único: Dirección, código postal, localidad, provincia.</text:p>
      <text:p text:style-name="Standard"><draw:custom-shape text:anchor-type="paragraph" draw:z-index="37" draw:name="Forma 38" draw:style-name="gr1" draw:text-style-name="P16" svg:width="1.609cm" svg:height="0.729cm" svg:x="-1.84cm" svg:y="0.28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>En una tienda pueden trabajar muchos empleados y un empleado sólo puede trabajar en una tienda. </text:p>
      <text:p text:style-name="P4"><draw:custom-shape text:anchor-type="paragraph" draw:z-index="38" draw:name="Forma 39" draw:style-name="gr6" draw:text-style-name="P16" svg:width="2.137cm" svg:height="0.683cm" svg:x="1.401cm" svg:y="0.383cm"><text:p/><draw:enhanced-geometry svg:viewBox="0 0 21600 21600" draw:type="rectangle" draw:enhanced-path="M 0 0 L 21600 0 21600 21600 0 21600 0 0 Z N"/></draw:custom-shape><draw:custom-shape text:anchor-type="paragraph" draw:z-index="39" draw:name="Forma 40" draw:style-name="gr3" draw:text-style-name="P16" svg:width="1.611cm" svg:height="0.705cm" svg:x="9.733cm" svg:y="0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a 41" draw:style-name="gr5" draw:text-style-name="P16" svg:width="1.699cm" svg:height="0.705cm" svg:x="11.344cm" svg:y="0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a 42" draw:style-name="gr4" draw:text-style-name="P16" svg:width="0.883cm" svg:height="0.705cm" svg:x="13.042cm" svg:y="0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 43" draw:style-name="gr3" draw:text-style-name="P16" svg:width="1.611cm" svg:height="0.705cm" svg:x="13.924cm" svg:y="0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43" draw:name="Forma 44" draw:style-name="gr2" draw:text-style-name="P16" svg:width="4.192cm" svg:height="0.705cm" svg:x="2.413cm" svg:y="0.3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e cada empleado/a, se almacena un identificador único: Nombre, apellidos, NIF, Teléfono.<text:span text:style-name="T2">y si trabaja</text:span> como cocinero/ao repartidor/a.</text:p>
      <text:p text:style-name="P4"><draw:custom-shape text:anchor-type="paragraph" draw:z-index="44" draw:name="Forma 45" draw:style-name="gr1" draw:text-style-name="P16" svg:width="1.609cm" svg:height="0.729cm" svg:x="-1.951cm" svg:y="0.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>Para los pedidos de reparto a domicilio interesa guardar quién es el repartidor/a que hace la entrega del pedido y la fecha/hora del momento de la entrega.</text:p>
      <text:p text:style-name="P4"/>
      <text:p text:style-name="P1">----------------------------------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 verificar que tu diseño es correcto, efectúa las siguientes consultas y comprueba que devuelven resultados correctos:</text:p>
      <text:p text:style-name="P4"/>
      <text:p text:style-name="P4">Pizzería:</text:p>
      <text:p text:style-name="P4"/>
      <text:p text:style-name="P4">Lista cuántos productos de tipo “Bebidas” se han vendido en una determinada localidad.</text:p>
      <text:p text:style-name="P4">Lista cuántos pedidos ha efectuado un determinado empleado/a.</text:p>
      <text:p text:style-name="P4"/>
      <text:p text:style-name="P4"/>
      <text:p text:style-name="P4"/>
      <text:p text:style-name="P2">ENTREGA</text:p>
      <text:p text:style-name="P4"/>
      <text:p text:style-name="P4">Crea en github.com un repositorio llamado mysql-estructura que contenga la solución. Para cada base de datos debe subirse lo siguiente:</text:p>
      <text:p text:style-name="P4"/>
      <text:p text:style-name="P4">Modelo Relacional con el diseño de la base de datos. Si lo deseas, puedes utilizar draw.io, dbdiagram.io, Mysql Workbench o cualquier otra herramienta que te permita dibujar la estructura y exportarla en formato png o jpg (para subirla al repositorio). Te recomendamos especialmente genmymodel.com .</text:p>
      <text:p text:style-name="P4"/>
      <text:p text:style-name="P4">Script .sql de creación y carga de la base de dat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9:18:40.502000000</meta:creation-date>
    <dc:date>2023-10-27T00:14:18.274000000</dc:date>
    <meta:editing-duration>PT21H49S</meta:editing-duration>
    <meta:editing-cycles>8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25" meta:word-count="397" meta:character-count="2609" meta:non-whitespace-character-count="2231"/>
  </office:meta>
</office:document-meta>
</file>